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ea7500" draw:marker-start-width="0.35cm" draw:marker-end-width="0.35cm" draw:fill="none" draw:textarea-vertical-align="middle" draw:auto-grow-height="false" fo:min-height="16.996cm" fo:min-width="0cm" fo:padding-top="0.175cm" fo:padding-bottom="0.175cm" fo:padding-left="0.3cm" fo:padding-right="0.3cm" fo:wrap-option="wrap"/>
    </style:style>
    <style:style style:name="gr2" style:family="graphic" style:parent-style-name="standard">
      <style:graphic-properties svg:stroke-width="0.05cm" svg:stroke-color="#000000" draw:marker-start="Square" draw:marker-start-width="0.38cm" draw:marker-end="Arrowheads_20_1" draw:marker-end-width="0.38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602cm" fo:min-width="2.323cm" draw:shadow-opacity="50%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166cm" fo:min-width="2.555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95cm" fo:min-width="5.395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375cm" fo:min-width="5.504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765cm"/>
      <style:paragraph-properties style:writing-mode="lr-tb"/>
    </style:style>
    <style:style style:name="gr16" style:family="graphic" style:parent-style-name="standard" style:list-style-name="L1">
      <style:graphic-properties draw:stroke="none" draw:fill="solid" draw:fill-color="#81aca6" draw:opacity="50%" draw:textarea-horizontal-align="justify" draw:textarea-vertical-align="middle" draw:auto-grow-height="false" fo:min-height="1.602cm" fo:min-width="2.387cm" draw:shadow-opacity="50%"/>
      <style:paragraph-properties style:writing-mode="lr-tb"/>
    </style:style>
    <style:style style:name="gr17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602cm" fo:min-width="1.826cm" draw:shadow-opacity="50%"/>
      <style:paragraph-properties style:writing-mode="lr-tb"/>
    </style:style>
    <style:style style:name="gr18" style:family="graphic" style:parent-style-name="standard" style:list-style-name="L1">
      <style:graphic-properties draw:stroke="none" draw:fill="solid" draw:fill-color="#81aca6" draw:opacity="50%" draw:textarea-horizontal-align="justify" draw:textarea-vertical-align="middle" draw:auto-grow-height="false" fo:min-height="1.602cm" fo:min-width="1.812cm" draw:shadow-opacity="50%"/>
      <style:paragraph-properties style:writing-mode="lr-tb"/>
    </style:style>
    <style:style style:name="gr19" style:family="graphic" style:parent-style-name="standard" style:list-style-name="L1">
      <style:graphic-properties draw:stroke="none" draw:fill="solid" draw:fill-color="#81aca6" draw:opacity="50%" draw:textarea-horizontal-align="justify" draw:textarea-vertical-align="middle" draw:auto-grow-height="false" fo:min-height="1.602cm" fo:min-width="1.812cm" draw:shadow-opacity="50%"/>
      <style:paragraph-properties style:writing-mode="lr-tb"/>
    </style:style>
    <style:style style:name="gr20" style:family="graphic" style:parent-style-name="standard">
      <style:graphic-properties svg:stroke-width="0.05cm" svg:stroke-color="#729fcf" draw:marker-start="Square" draw:marker-start-width="0.38cm" draw:marker-end="Arrowheads_20_1" draw:marker-end-width="0.38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cm" svg:stroke-color="#729fcf" draw:marker-start-width="0.28cm" draw:marker-end-width="0.28cm" draw:fill="solid" draw:fill-color="#ffffff" draw:textarea-horizontal-align="justify" draw:textarea-vertical-align="middle" draw:auto-grow-height="false" fo:min-height="1.168cm" fo:min-width="2.219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svg:stroke-width="0.05cm" svg:stroke-color="#729fcf" draw:marker-start-width="0.28cm" draw:marker-end-width="0.28cm" draw:fill="solid" draw:fill-color="#ffffff" draw:textarea-horizontal-align="justify" draw:textarea-vertical-align="middle" draw:auto-grow-height="false" fo:min-height="0cm" fo:min-width="0.306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svg:stroke-width="0.05cm" svg:stroke-color="#81aca6" draw:marker-start="Square" draw:marker-start-width="0.38cm" draw:marker-end="Arrowheads_20_1" draw:marker-end-width="0.38cm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81aca6" draw:marker-start-width="0.28cm" draw:marker-end-width="0.28cm" draw:fill="solid" draw:fill-color="#ffffff" draw:textarea-horizontal-align="justify" draw:textarea-vertical-align="middle" draw:auto-grow-height="false" fo:min-height="0.485cm" fo:min-width="2.359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width="0.05cm" svg:stroke-color="#81aca6" draw:marker-start-width="0.28cm" draw:marker-end-width="0.28cm" draw:fill="solid" draw:fill-color="#ffffff" draw:textarea-horizontal-align="justify" draw:textarea-vertical-align="middle" draw:auto-grow-height="false" fo:min-height="0cm" fo:min-width="0.306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width="0.1cm" svg:stroke-color="#ea7500" draw:marker-start-width="0.35cm" draw:marker-end-width="0.35cm" draw:fill="none" draw:textarea-vertical-align="middle" draw:auto-grow-height="false" fo:min-height="16.238cm" fo:min-width="0cm" fo:padding-top="0.175cm" fo:padding-bottom="0.175cm" fo:padding-left="0.3cm" fo:padding-right="0.3cm" fo:wrap-option="wrap"/>
    </style:style>
    <style:style style:name="gr2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8" style:family="graphic" style:parent-style-name="standard">
      <style:graphic-properties svg:stroke-width="0.05cm" svg:stroke-color="#ea7500" draw:marker-start-width="0.28cm" draw:marker-end-width="0.28cm" draw:fill-color="#ffffff" draw:textarea-horizontal-align="justify" draw:textarea-vertical-align="middle" draw:auto-grow-height="false" fo:min-height="2.366cm" fo:min-width="2.45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99cm"/>
      <style:paragraph-properties style:writing-mode="lr-tb"/>
    </style:style>
    <style:style style:name="gr31" style:family="graphic" style:parent-style-name="standard">
      <style:graphic-properties draw:stroke="none" draw:fill="none" fo:min-height="0.357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081cm" fo:min-width="1.53cm" fo:padding-top="0.15cm" fo:padding-bottom="0.15cm" fo:padding-left="0.275cm" fo:padding-right="0.275cm" draw:shadow-opacity="100%"/>
      <style:paragraph-properties style:writing-mode="lr-tb"/>
    </style:style>
    <style:style style:name="gr33" style:family="graphic" style:parent-style-name="standard">
      <style:graphic-properties svg:stroke-width="0.05cm" svg:stroke-color="#c9211e" draw:marker-start-width="0.28cm" draw:marker-end-width="0.28cm" draw:fill-color="#ffffff" draw:textarea-horizontal-align="justify" draw:textarea-vertical-align="middle" draw:auto-grow-height="false" fo:min-height="3.7cm" fo:min-width="3.95cm" fo:padding-top="0.15cm" fo:padding-bottom="0.15cm" fo:padding-left="0.275cm" fo:padding-right="0.275cm"/>
    </style:style>
    <style:style style:name="gr34" style:family="graphic" style:parent-style-name="standard">
      <style:graphic-properties svg:stroke-width="0.05cm" svg:stroke-color="#c9211e" draw:marker-start-width="0.28cm" draw:marker-end-width="0.28cm" draw:fill-color="#ffffff" draw:textarea-horizontal-align="justify" draw:textarea-vertical-align="middle" draw:auto-grow-height="false" fo:min-height="2.366cm" fo:min-width="2.45cm" fo:padding-top="0.15cm" fo:padding-bottom="0.15cm" fo:padding-left="0.275cm" fo:padding-right="0.275cm"/>
    </style:style>
    <style:style style:name="gr35" style:family="graphic" style:parent-style-name="standard">
      <style:graphic-properties draw:stroke="none" draw:fill="none" fo:min-height="0.713cm"/>
      <style:paragraph-properties style:writing-mode="lr-tb"/>
    </style:style>
    <style:style style:name="gr36" style:family="graphic" style:parent-style-name="standard">
      <style:graphic-properties svg:stroke-width="0.05cm" svg:stroke-color="#127622" draw:marker-start-width="0.28cm" draw:marker-end-width="0.28cm" draw:fill-color="#ffffff" draw:textarea-horizontal-align="justify" draw:textarea-vertical-align="middle" draw:auto-grow-height="false" fo:min-height="3.7cm" fo:min-width="3.95cm" fo:padding-top="0.15cm" fo:padding-bottom="0.15cm" fo:padding-left="0.275cm" fo:padding-right="0.275cm"/>
    </style:style>
    <style:style style:name="gr37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2cm" fo:min-width="3.395cm" fo:padding-top="0.15cm" fo:padding-bottom="0.15cm" fo:padding-left="0.275cm" fo:padding-right="0.27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24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>
        <style:tab-stops/>
      </style:paragraph-properties>
      <style:text-properties fo:font-size="12pt"/>
    </style:style>
    <style:style style:name="P4" style:family="paragraph">
      <loext:graphic-properties draw:fill="solid" draw:fill-color="#729fcf" draw:opacity="50%"/>
      <style:paragraph-properties fo:text-align="center" style:writing-mode="lr-tb">
        <style:tab-stops/>
      </style:paragraph-properties>
      <style:text-properties fo:font-size="12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5pt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fo:font-size="10pt"/>
    </style:style>
    <style:style style:name="P7" style:family="paragraph">
      <style:paragraph-properties fo:text-align="center" style:writing-mode="lr-tb">
        <style:tab-stops/>
      </style:paragraph-properties>
    </style:style>
    <style:style style:name="P8" style:family="paragraph">
      <loext:graphic-properties draw:fill="solid" draw:fill-color="#ffffff"/>
      <style:paragraph-properties fo:text-align="center" style:writing-mode="lr-tb">
        <style:tab-stops/>
      </style:paragraph-properties>
    </style:style>
    <style:style style:name="P9" style:family="paragraph">
      <style:paragraph-properties fo:text-align="start" style:writing-mode="lr-tb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0" style:family="paragraph">
      <loext:graphic-properties draw:fill="solid" draw:fill-color="#ffffff" draw:opacity="100%"/>
      <style:paragraph-properties fo:text-align="start" style:writing-mode="lr-tb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1" style:family="paragraph">
      <style:paragraph-properties>
        <style:tab-stops/>
      </style:paragraph-properties>
    </style:style>
    <style:style style:name="P12" style:family="paragraph">
      <loext:graphic-properties draw:fill="none" draw:fill-color="#ffffff"/>
      <style:paragraph-properties style:writing-mode="lr-tb">
        <style:tab-stops/>
      </style:paragraph-properties>
    </style:style>
    <style:style style:name="P13" style:family="paragraph">
      <style:paragraph-properties fo:text-align="start" style:writing-mode="lr-tb">
        <style:tab-stops/>
      </style:paragraph-properties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5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1pt" fo:font-weight="bold" style:font-weight-asian="bold" style:font-weight-complex="bold"/>
    </style:style>
    <style:style style:name="P17" style:family="paragraph">
      <loext:graphic-properties draw:fill="solid" draw:fill-color="#81aca6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1pt" fo:font-weight="bold" style:font-weight-asian="bold" style:font-weight-complex="bol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1pt" fo:font-weight="bold" style:font-weight-asian="bold" style:font-weight-complex="bold"/>
    </style:style>
    <style:style style:name="P20" style:family="paragraph">
      <loext:graphic-properties draw:fill-color="#ffffff"/>
      <style:paragraph-properties fo:text-align="center">
        <style:tab-stops/>
      </style:paragraph-properties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15pt"/>
    </style:style>
    <style:style style:name="P23" style:family="paragraph">
      <loext:graphic-properties draw:fill="none"/>
    </style:style>
    <style:style style:name="P24" style:family="paragraph">
      <style:paragraph-properties fo:text-align="start" style:writing-mode="lr-tb">
        <style:tab-stops/>
      </style:paragraph-properties>
      <style:text-properties style:font-name="Liberation Sans" fo:font-size="9pt" style:letter-kerning="true" style:font-name-asian="Noto Sans CJK SC" style:font-size-asian="18pt" style:font-name-complex="Lohit Devanagari" style:font-size-complex="18pt"/>
    </style:style>
    <style:style style:name="P25" style:family="paragraph">
      <loext:graphic-properties draw:fill="solid" draw:fill-color="#ffffff" draw:opacity="100%"/>
      <style:paragraph-properties fo:text-align="start" style:writing-mode="lr-tb">
        <style:tab-stops/>
      </style:paragraph-properties>
      <style:text-properties style:font-name="Liberation Sans" fo:font-size="9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fo:font-size="11pt" fo:font-weight="bold" style:font-weight-asian="bold" style:font-weight-complex="bold"/>
    </style:style>
    <style:style style:name="T2" style:family="text">
      <style:text-properties fo:font-size="9pt"/>
    </style:style>
    <style:style style:name="T3" style:family="text">
      <style:text-properties fo:font-size="15pt"/>
    </style:style>
    <style:style style:name="T4" style:family="text">
      <style:text-properties fo:color="#ffffff" loext:opacity="100%" fo:font-size="10pt"/>
    </style:style>
    <style:style style:name="T5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6" style:family="text">
      <style:text-properties fo:font-size="11pt"/>
    </style:style>
    <style:style style:name="T7" style:family="text">
      <style:text-properties fo:font-size="11pt" fo:font-style="italic" style:font-style-asian="italic" style:font-style-complex="italic"/>
    </style:style>
    <style:style style:name="T8" style:family="text">
      <style:text-properties fo:font-size="9pt" fo:font-weight="normal" style:font-weight-asian="normal" style:font-weight-complex="normal"/>
    </style:style>
    <style:style style:name="T9" style:family="text">
      <style:text-properties style:font-name="Liberation Sans" fo:font-size="9pt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7.5cm" draw:transform="rotate (1.5707963267949) translate (2.672cm 15.4cm)">
          <text:p/>
          <draw:enhanced-geometry svg:viewBox="0 0 21600 21600" draw:glue-points="21600 0 0 10800 21600 21600" draw:text-areas="13800 ?f9 21600 ?f10" draw:mirror-vertical="true" draw:type="left-brace" draw:modifiers="307.31958173818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" draw:text-style-name="P2" draw:layer="layout" svg:x1="6.757cm" svg:y1="4.9cm" svg:x2="6.752cm" svg:y2="7.325cm">
          <text:p/>
        </draw:line>
        <draw:custom-shape draw:style-name="gr3" draw:text-style-name="P4" draw:layer="layout" svg:width="3.047cm" svg:height="2cm" svg:x="1.95cm" svg:y="2.9cm">
          <text:p text:style-name="P3"><text:span text:style-name="T1">Copernicus</text:span></text:p>
          <text:p text:style-name="P3"><text:span text:style-name="T2">SBT</text:span></text:p>
          <text:p text:style-name="P3"><text:span text:style-name="T2">Vagues, Salinité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5" draw:layer="layout" svg:width="3.25cm" svg:height="0.839cm" draw:transform="rotate (1.5707963267949) translate (1.006cm 5.444cm)">
          <draw:text-box>
            <text:p text:style-name="P2"><text:span text:style-name="T3">Données</text:span></text:p>
          </draw:text-box>
        </draw:frame>
        <draw:frame draw:style-name="gr5" draw:text-style-name="P6" draw:layer="layout" svg:width="1.5cm" svg:height="0.645cm" svg:x="1.864cm" svg:y="2.86cm">
          <draw:text-box>
            <text:p><text:span text:style-name="T4">EN</text:span><text:span text:style-name="T4">V</text:span></text:p>
          </draw:text-box>
        </draw:frame>
        <draw:custom-shape draw:style-name="gr6" draw:text-style-name="P8" draw:layer="layout" svg:width="3.105cm" svg:height="1.466cm" svg:x="5.191cm" svg:y="5.365cm">
          <text:p text:style-name="P7"><text:span text:style-name="T2">Moissonnage</text:span></text:p>
          <text:p text:style-name="P7"><text:span text:style-name="T2">Nettoyage</text:span></text:p>
          <text:p text:style-name="P7"><text:span text:style-name="T2">Production </text:span><text:span text:style-name="T2">pseudo-</text:span><text:span text:style-name="T2">abs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492cm" svg:height="0.839cm" draw:transform="rotate (1.5707963267949) translate (0.998cm 11.271cm)">
          <draw:text-box>
            <text:p text:style-name="P2"><text:span text:style-name="T3">Modélisation</text:span></text:p>
          </draw:text-box>
        </draw:frame>
        <draw:custom-shape draw:style-name="gr7" draw:text-style-name="P10" draw:layer="layout" svg:width="4.297cm" svg:height="0.911cm" svg:x="14.3cm" svg:y="8.196cm">
          <text:p text:style-name="P9"><text:span text:style-name="T5">Évaluatio</text:span><text:span text:style-name="T5">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12" draw:layer="layout" svg:width="5.5cm" svg:height="1.979cm" svg:x="14.3cm" svg:y="9.217cm">
          <draw:text-box>
            <text:p text:style-name="P11"><text:span text:style-name="T6">- Contribution des variables </text:span><text:span text:style-name="T6">environnementales</text:span></text:p>
            <text:p text:style-name="P11"><text:span text:style-name="T6">- Courbes de réponses</text:span></text:p>
            <text:p text:style-name="P11"><text:span text:style-name="T6">- TSS, ROC, KAPPA</text:span></text:p>
          </draw:text-box>
        </draw:frame>
        <draw:line draw:style-name="gr2" draw:text-style-name="P2" draw:layer="layout" svg:x1="11.426cm" svg:y1="11.429cm" svg:x2="11.426cm" svg:y2="14.65cm">
          <text:p/>
        </draw:line>
        <draw:custom-shape draw:style-name="gr9" draw:text-style-name="P8" draw:layer="layout" svg:width="5.945cm" svg:height="1.25cm" svg:x="8.455cm" svg:y="11.974cm">
          <text:p text:style-name="P7"><text:span text:style-name="T6">Aggrégation</text:span></text:p>
          <text:p text:style-name="P13"><text:span text:style-name="T6">- Moyenne </text:span><text:span text:style-name="T6">d’ensemble (</text:span><text:span text:style-name="T7">ca</text:span><text:span text:style-name="T6">)</text:span></text:p>
          <text:p text:style-name="P13"><text:span text:style-name="T6">- Moyenne </text:span><text:span text:style-name="T6">pondérée (</text:span><text:span text:style-name="T7">wmean</text:span><text:span text:style-name="T6">)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472cm" svg:y1="12.146cm" svg:x2="15.472cm" svg:y2="12.146cm">
          <text:p/>
        </draw:line>
        <draw:custom-shape draw:style-name="gr10" draw:text-style-name="P10" draw:layer="layout" svg:width="4.297cm" svg:height="0.911cm" svg:x="15.629cm" svg:y="11.695cm">
          <text:p text:style-name="P9"><text:span text:style-name="T5">Évalu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2" draw:layer="layout" svg:width="4.693cm" svg:height="0.683cm" svg:x="15.529cm" svg:y="12.574cm">
          <draw:text-box>
            <text:p text:style-name="P11"><text:span text:style-name="T6">- Courbes de </text:span><text:span text:style-name="T6">réponses</text:span></text:p>
          </draw:text-box>
        </draw:frame>
        <draw:custom-shape draw:style-name="gr12" draw:text-style-name="P8" draw:layer="layout" svg:width="6.054cm" svg:height="0.675cm" svg:x="8.446cm" svg:y="13.452cm">
          <text:p text:style-name="P7"><text:span text:style-name="T6">Projection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2.75cm" svg:height="1.115cm" svg:x="14.5cm" svg:y="13.25cm">
          <draw:text-box>
            <text:p text:style-name="P11"><text:span text:style-name="T6">Guadeloupe</text:span></text:p>
            <text:p text:style-name="P11"><text:span text:style-name="T6">Martinique</text:span></text:p>
          </draw:text-box>
        </draw:frame>
        <draw:frame draw:style-name="gr14" draw:text-style-name="P14" draw:layer="layout" svg:width="4.875cm" svg:height="1.427cm" draw:transform="rotate (1.5707963267949) translate (1.008cm 19.697cm)">
          <draw:text-box>
            <text:p text:style-name="P2"><text:span text:style-name="T3">A</text:span><text:span text:style-name="T3">dé</text:span><text:span text:style-name="T3">qu</text:span><text:span text:style-name="T3">ati</text:span><text:span text:style-name="T3">on</text:span></text:p>
            <text:p text:style-name="P2"><text:span text:style-name="T3">en</text:span><text:span text:style-name="T3">vir</text:span><text:span text:style-name="T3">on</text:span><text:span text:style-name="T3">ne</text:span><text:span text:style-name="T3">m</text:span><text:span text:style-name="T3">en</text:span><text:span text:style-name="T3">tal</text:span><text:span text:style-name="T3">e</text:span></text:p>
          </draw:text-box>
        </draw:frame>
        <draw:frame draw:style-name="gr14" draw:text-style-name="P5" draw:layer="layout" svg:width="2.75cm" svg:height="1.427cm" draw:transform="rotate (1.5707963267949) translate (1cm 28.65cm)">
          <draw:text-box>
            <text:p text:style-name="P2"><text:span text:style-name="T3">Pr</text:span><text:span text:style-name="T3">és</text:span><text:span text:style-name="T3">en</text:span><text:span text:style-name="T3">ce</text:span></text:p>
            <text:p text:style-name="P2"><text:span text:style-name="T3">A</text:span><text:span text:style-name="T3">bs</text:span><text:span text:style-name="T3">en</text:span><text:span text:style-name="T3">ce</text:span></text:p>
          </draw:text-box>
        </draw:frame>
        <draw:frame draw:style-name="gr15" draw:text-style-name="P15" draw:layer="layout" svg:width="19cm" svg:height="2.015cm" svg:x="1cm" svg:y="1.05cm">
          <draw:text-box>
            <text:p><text:span text:style-name="T3">⇒ </text:span><text:span text:style-name="T3">Le </text:span><text:span text:style-name="T3">po</text:span><text:span text:style-name="T3">st</text:span><text:span text:style-name="T3">ul</text:span><text:span text:style-name="T3">at </text:span><text:span text:style-name="T3">d’</text:span><text:span text:style-name="T3">un</text:span><text:span text:style-name="T3">e </text:span><text:span text:style-name="T3">pr</text:span><text:span text:style-name="T3">ép</text:span><text:span text:style-name="T3">on</text:span><text:span text:style-name="T3">dé</text:span><text:span text:style-name="T3">ra</text:span><text:span text:style-name="T3">nc</text:span><text:span text:style-name="T3">e </text:span><text:span text:style-name="T3">de </text:span><text:span text:style-name="T3">l’i</text:span><text:span text:style-name="T3">m</text:span><text:span text:style-name="T3">po</text:span><text:span text:style-name="T3">rt</text:span><text:span text:style-name="T3">an</text:span><text:span text:style-name="T3">ce </text:span><text:span text:style-name="T3">de </text:span><text:span text:style-name="T3">l’h</text:span><text:span text:style-name="T3">ab</text:span><text:span text:style-name="T3">ita</text:span><text:span text:style-name="T3">t </text:span><text:span text:style-name="T3">su</text:span><text:span text:style-name="T3">r </text:span><text:span text:style-name="T3">le</text:span><text:span text:style-name="T3">s </text:span><text:span text:style-name="T3">va</text:span><text:span text:style-name="T3">ria</text:span><text:span text:style-name="T3">bl</text:span><text:span text:style-name="T3">es </text:span><text:span text:style-name="T3">en</text:span><text:span text:style-name="T3">vir</text:span><text:span text:style-name="T3">on</text:span><text:span text:style-name="T3">ne</text:span><text:span text:style-name="T3">m</text:span><text:span text:style-name="T3">en</text:span><text:span text:style-name="T3">tal</text:span><text:span text:style-name="T3">es </text:span><text:span text:style-name="T3">a</text:span><text:span text:style-name="T3">m</text:span><text:span text:style-name="T3">éli</text:span><text:span text:style-name="T3">or</text:span><text:span text:style-name="T3">e-</text:span><text:span text:style-name="T3">t-il </text:span><text:span text:style-name="T3">no</text:span><text:span text:style-name="T3">s </text:span><text:span text:style-name="T3">M</text:span><text:span text:style-name="T3">D</text:span><text:span text:style-name="T3">E </text:span><text:span text:style-name="T3">?</text:span></text:p>
          </draw:text-box>
        </draw:frame>
        <draw:custom-shape draw:style-name="gr16" draw:text-style-name="P17" draw:layer="layout" svg:width="3.117cm" svg:height="2cm" svg:x="5.075cm" svg:y="2.9cm">
          <text:p text:style-name="P16"><text:span text:style-name="T1">GBIF, MNHN</text:span></text:p>
          <text:p text:style-name="P16"><text:span text:style-name="T8">Occurrences</text:span></text:p>
          <text:p text:style-name="P16"><text:span text:style-name="T8">globales, locale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6" draw:layer="layout" svg:width="1.124cm" svg:height="0.645cm" svg:x="5.002cm" svg:y="2.9cm">
          <draw:text-box>
            <text:p><text:span text:style-name="T4">BIO</text:span></text:p>
          </draw:text-box>
        </draw:frame>
        <draw:custom-shape draw:style-name="gr17" draw:text-style-name="P4" draw:layer="layout" svg:width="2.512cm" svg:height="2cm" svg:x="8.75cm" svg:y="2.901cm">
          <text:p text:style-name="P3"><text:span text:style-name="T1">Sextant</text:span><text:span text:style-name="T2"> </text:span></text:p>
          <text:p text:style-name="P3"><text:span text:style-name="T2">SST Particu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6" draw:layer="layout" svg:width="1.5cm" svg:height="0.645cm" svg:x="8.664cm" svg:y="2.861cm">
          <draw:text-box>
            <text:p><text:span text:style-name="T4">EN</text:span><text:span text:style-name="T4">V</text:span></text:p>
          </draw:text-box>
        </draw:frame>
        <draw:custom-shape draw:style-name="gr18" draw:text-style-name="P17" draw:layer="layout" svg:width="2.496cm" svg:height="2cm" svg:x="11.375cm" svg:y="2.901cm">
          <text:p text:style-name="P16"><text:span text:style-name="T1">MNHN</text:span></text:p>
          <text:p text:style-name="P16"><text:span text:style-name="T8">Occurrences locale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6" draw:layer="layout" svg:width="1.124cm" svg:height="0.645cm" svg:x="11.302cm" svg:y="2.901cm">
          <draw:text-box>
            <text:p><text:span text:style-name="T4">BIO</text:span></text:p>
          </draw:text-box>
        </draw:frame>
        <draw:custom-shape draw:style-name="gr17" draw:text-style-name="P4" draw:layer="layout" svg:width="2.512cm" svg:height="2cm" svg:x="14.451cm" svg:y="2.902cm">
          <text:p text:style-name="P3"><text:span text:style-name="T1">GEBCO</text:span><text:span text:style-name="T2"> </text:span></text:p>
          <text:p text:style-name="P3"><text:span text:style-name="T2">Profondeur Pen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6" draw:layer="layout" svg:width="1.5cm" svg:height="0.645cm" svg:x="14.365cm" svg:y="2.862cm">
          <draw:text-box>
            <text:p><text:span text:style-name="T4">EN</text:span><text:span text:style-name="T4">V</text:span></text:p>
          </draw:text-box>
        </draw:frame>
        <draw:custom-shape draw:style-name="gr19" draw:text-style-name="P17" draw:layer="layout" svg:width="2.496cm" svg:height="2cm" svg:x="17.076cm" svg:y="2.902cm">
          <text:p text:style-name="P16"><text:span text:style-name="T1">MNHN</text:span></text:p>
          <text:p text:style-name="P16"><text:span text:style-name="T8">Occurrences locale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6" draw:layer="layout" svg:width="1.124cm" svg:height="0.645cm" svg:x="17.003cm" svg:y="2.902cm">
          <draw:text-box>
            <text:p><text:span text:style-name="T4">BIO</text:span></text:p>
          </draw:text-box>
        </draw:frame>
        <draw:line draw:style-name="gr20" draw:text-style-name="P2" draw:layer="layout" svg:x1="3.556cm" svg:y1="4.9cm" svg:x2="3.551cm" svg:y2="7.325cm">
          <text:p/>
        </draw:line>
        <draw:custom-shape draw:style-name="gr21" draw:text-style-name="P8" draw:layer="layout" svg:width="2.769cm" svg:height="1.468cm" svg:x="2.167cm" svg:y="5.366cm">
          <text:p text:style-name="P7"><text:span text:style-name="T2">Interpolation</text:span></text:p>
          <text:p text:style-name="P7"><text:span text:style-name="T2">Climatologie</text:span></text:p>
          <text:p text:style-name="P7"><text:span text:style-name="T2">Réduction colinéarit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2" draw:layer="layout" svg:x1="10.005cm" svg:y1="4.9cm" svg:x2="10cm" svg:y2="7.325cm">
          <text:p/>
        </draw:line>
        <draw:custom-shape draw:style-name="gr22" draw:text-style-name="P8" draw:layer="layout" svg:width="0.856cm" svg:height="0.25cm" svg:x="9.583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2" draw:layer="layout" svg:x1="15.805cm" svg:y1="4.9cm" svg:x2="15.8cm" svg:y2="7.325cm">
          <text:p/>
        </draw:line>
        <draw:custom-shape draw:style-name="gr22" draw:text-style-name="P8" draw:layer="layout" svg:width="0.856cm" svg:height="0.25cm" svg:x="15.383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2" draw:layer="layout" svg:x1="12.657cm" svg:y1="4.9cm" svg:x2="12.652cm" svg:y2="7.325cm">
          <text:p/>
        </draw:line>
        <draw:custom-shape draw:style-name="gr24" draw:text-style-name="P8" draw:layer="layout" svg:width="2.909cm" svg:height="0.785cm" svg:x="11.199cm" svg:y="5.665cm">
          <text:p text:style-name="P7"><text:span text:style-name="T2">Nettoyage</text:span></text:p>
          <text:p text:style-name="P7"><text:span text:style-name="T2">Vraies abs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2" draw:layer="layout" svg:x1="18.405cm" svg:y1="4.9cm" svg:x2="18.4cm" svg:y2="7.325cm">
          <text:p/>
        </draw:line>
        <draw:custom-shape draw:style-name="gr25" draw:text-style-name="P8" draw:layer="layout" svg:width="0.856cm" svg:height="0.25cm" svg:x="17.983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cm" svg:height="17.5cm" draw:transform="rotate (1.5707963267949) translate (2cm 7.85cm)">
          <text:p/>
          <draw:enhanced-geometry svg:viewBox="0 0 21600 21600" draw:glue-points="21600 0 0 10800 21600 21600" draw:text-areas="13800 ?f9 21600 ?f10" draw:type="left-brace" draw:modifiers="307.31958173818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19" draw:layer="layout" svg:width="6.144cm" svg:height="0.75cm" svg:x="2cm" svg:y="2.3cm">
          <draw:text-box>
            <text:p text:style-name="P18"><text:span text:style-name="T1">Mo</text:span><text:span text:style-name="T1">dèl</text:span><text:span text:style-name="T1">e </text:span><text:span text:style-name="T1">glo</text:span><text:span text:style-name="T1">bal</text:span></text:p>
          </draw:text-box>
        </draw:frame>
        <draw:frame draw:style-name="gr27" draw:text-style-name="P19" draw:layer="layout" svg:width="5.049cm" svg:height="0.75cm" svg:x="8.8cm" svg:y="2.3cm">
          <draw:text-box>
            <text:p text:style-name="P18"><text:span text:style-name="T1">Mo</text:span><text:span text:style-name="T1">dèl</text:span><text:span text:style-name="T1">e </text:span><text:span text:style-name="T1">loc</text:span><text:span text:style-name="T1">al</text:span></text:p>
          </draw:text-box>
        </draw:frame>
        <draw:frame draw:style-name="gr27" draw:text-style-name="P19" draw:layer="layout" svg:width="5.049cm" svg:height="0.75cm" svg:x="14.501cm" svg:y="2.3cm">
          <draw:text-box>
            <text:p text:style-name="P18"><text:span text:style-name="T1">Mo</text:span><text:span text:style-name="T1">dèl</text:span><text:span text:style-name="T1">e </text:span><text:span text:style-name="T1">ha</text:span><text:span text:style-name="T1">bit</text:span><text:span text:style-name="T1">at</text:span></text:p>
          </draw:text-box>
        </draw:frame>
        <draw:g>
          <draw:custom-shape draw:style-name="gr28" draw:text-style-name="P20" draw:layer="layout" svg:width="3cm" svg:height="2.666cm" svg:x="8.75cm" svg:y="8.726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22" draw:layer="layout" svg:width="2.116cm" svg:height="0.839cm" draw:transform="rotate (1.5707963267949) translate (8.6cm 11.592cm)">
            <draw:text-box>
              <text:p text:style-name="P21"><text:span text:style-name="T3">RF</text:span></text:p>
            </draw:text-box>
          </draw:frame>
        </draw:g>
        <draw:g>
          <draw:custom-shape draw:style-name="gr28" draw:text-style-name="P20" draw:layer="layout" svg:width="3cm" svg:height="2.666cm" svg:x="9.35cm" svg:y="8.326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22" draw:layer="layout" svg:width="2.716cm" svg:height="0.839cm" draw:transform="rotate (1.5707963267949) translate (9.201cm 11.176cm)">
            <draw:text-box>
              <text:p text:style-name="P21"><text:span text:style-name="T3">MAXE</text:span><text:span text:style-name="T3">NT</text:span></text:p>
            </draw:text-box>
          </draw:frame>
        </draw:g>
        <draw:g>
          <draw:custom-shape draw:style-name="gr28" draw:text-style-name="P20" draw:layer="layout" svg:width="3cm" svg:height="2.666cm" svg:x="9.95cm" svg:y="7.926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2" draw:layer="layout" svg:width="3cm" svg:height="1.427cm" draw:transform="rotate (1.5707963267949) translate (9.802cm 10.785cm)">
            <draw:text-box>
              <text:p text:style-name="P21"><text:span text:style-name="T3">Ensemble</text:span></text:p>
            </draw:text-box>
          </draw:frame>
        </draw:g>
        <draw:frame draw:style-name="gr31" draw:text-style-name="P23" draw:layer="layout" svg:width="2.3cm" svg:height="0.607cm" svg:x="11.15cm" svg:y="10.065cm">
          <draw:text-box>
            <text:p><text:span text:style-name="T2">5 réplicats</text:span></text:p>
          </draw:text-box>
        </draw:frame>
        <draw:frame draw:style-name="gr31" draw:text-style-name="P23" draw:layer="layout" svg:width="2.3cm" svg:height="0.607cm" svg:x="10.55cm" svg:y="10.492cm">
          <draw:text-box>
            <text:p><text:span text:style-name="T2">5 réplicats</text:span></text:p>
          </draw:text-box>
        </draw:frame>
        <draw:frame draw:style-name="gr31" draw:text-style-name="P23" draw:layer="layout" svg:width="2.3cm" svg:height="0.607cm" svg:x="9.95cm" svg:y="10.893cm">
          <draw:text-box>
            <text:p><text:span text:style-name="T2">5 </text:span><text:span text:style-name="T2">ré</text:span><text:span text:style-name="T2">pli</text:span><text:span text:style-name="T2">cat</text:span><text:span text:style-name="T2">s</text:span></text:p>
          </draw:text-box>
        </draw:frame>
        <draw:custom-shape draw:style-name="gr32" draw:text-style-name="P25" draw:layer="layout" svg:width="2.246cm" svg:height="0.411cm" svg:x="10.553cm" svg:y="8.078cm">
          <text:p text:style-name="P24"><text:span text:style-name="T9">Calibration</text:span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20" draw:layer="layout" svg:width="3cm" svg:height="2.666cm" svg:x="8.75cm" svg:y="15.927cm">
          <text:p/>
          <draw:enhanced-geometry svg:viewBox="0 0 21600 21600" draw:type="rectangle" draw:enhanced-path="M 0 0 L 21600 0 21600 21600 0 21600 0 0 Z N"/>
        </draw:custom-shape>
        <draw:frame draw:style-name="gr29" draw:text-style-name="P22" draw:layer="layout" svg:width="2.116cm" svg:height="0.839cm" draw:transform="rotate (1.5707963267949) translate (8.6cm 18.793cm)">
          <draw:text-box>
            <text:p text:style-name="P21"><text:span text:style-name="T3">RF</text:span></text:p>
          </draw:text-box>
        </draw:frame>
        <draw:custom-shape draw:style-name="gr33" draw:text-style-name="P20" draw:layer="layout" svg:width="3cm" svg:height="2.666cm" svg:x="9.35cm" svg:y="15.527cm">
          <text:p/>
          <draw:enhanced-geometry svg:viewBox="0 0 21600 21600" draw:type="rectangle" draw:enhanced-path="M 0 0 L 21600 0 21600 21600 0 21600 0 0 Z N"/>
        </draw:custom-shape>
        <draw:frame draw:style-name="gr30" draw:text-style-name="P22" draw:layer="layout" svg:width="2.716cm" svg:height="0.839cm" draw:transform="rotate (1.5707963267949) translate (9.201cm 18.377cm)">
          <draw:text-box>
            <text:p text:style-name="P21"><text:span text:style-name="T3">MAXENT</text:span></text:p>
          </draw:text-box>
        </draw:frame>
        <draw:custom-shape draw:style-name="gr33" draw:text-style-name="P20" draw:layer="layout" svg:width="3cm" svg:height="2.666cm" svg:x="9.95cm" svg:y="15.127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3cm" svg:height="1.427cm" draw:transform="rotate (1.5707963267949) translate (9.802cm 17.986cm)">
          <draw:text-box>
            <text:p text:style-name="P21"><text:span text:style-name="T3">Ense</text:span><text:span text:style-name="T3">mble</text:span></text:p>
          </draw:text-box>
        </draw:frame>
        <draw:frame draw:style-name="gr31" draw:text-style-name="P23" draw:layer="layout" svg:width="2.3cm" svg:height="1.675cm" svg:x="10.6cm" svg:y="8.55cm">
          <draw:text-box>
            <text:p><text:span text:style-name="T2">Niveaux</text:span></text:p>
            <text:p><text:span text:style-name="T2">- Global</text:span></text:p>
            <text:p><text:span text:style-name="T2">- Local</text:span></text:p>
            <text:p><text:span text:style-name="T2">- Habitat</text:span></text:p>
          </draw:text-box>
        </draw:frame>
        <draw:line draw:style-name="gr2" draw:text-style-name="P2" draw:layer="layout" svg:x1="13.15cm" svg:y1="8.634cm" svg:x2="14.15cm" svg:y2="8.634cm">
          <text:p/>
        </draw:line>
        <draw:line draw:style-name="gr2" draw:text-style-name="P2" draw:layer="layout" svg:x1="11.426cm" svg:y1="18.593cm" svg:x2="11.426cm" svg:y2="20.9cm">
          <text:p/>
        </draw:line>
        <draw:custom-shape draw:style-name="gr34" draw:text-style-name="P20" draw:layer="layout" svg:width="3cm" svg:height="2.666cm" svg:x="8.763cm" svg:y="21.719cm">
          <text:p/>
          <draw:enhanced-geometry svg:viewBox="0 0 21600 21600" draw:type="rectangle" draw:enhanced-path="M 0 0 L 21600 0 21600 21600 0 21600 0 0 Z N"/>
        </draw:custom-shape>
        <draw:frame draw:style-name="gr29" draw:text-style-name="P22" draw:layer="layout" svg:width="2.116cm" svg:height="0.839cm" draw:transform="rotate (1.5707963267949) translate (8.613cm 24.585cm)">
          <draw:text-box>
            <text:p text:style-name="P21"><text:span text:style-name="T3">R</text:span><text:span text:style-name="T3">F</text:span></text:p>
          </draw:text-box>
        </draw:frame>
        <draw:custom-shape draw:style-name="gr34" draw:text-style-name="P20" draw:layer="layout" svg:width="3cm" svg:height="2.666cm" svg:x="9.363cm" svg:y="21.319cm">
          <text:p/>
          <draw:enhanced-geometry svg:viewBox="0 0 21600 21600" draw:type="rectangle" draw:enhanced-path="M 0 0 L 21600 0 21600 21600 0 21600 0 0 Z N"/>
        </draw:custom-shape>
        <draw:frame draw:style-name="gr30" draw:text-style-name="P22" draw:layer="layout" svg:width="2.716cm" svg:height="0.839cm" draw:transform="rotate (1.5707963267949) translate (9.214cm 24.169cm)">
          <draw:text-box>
            <text:p text:style-name="P21"><text:span text:style-name="T3">M</text:span><text:span text:style-name="T3">A</text:span><text:span text:style-name="T3">X</text:span><text:span text:style-name="T3">E</text:span><text:span text:style-name="T3">N</text:span><text:span text:style-name="T3">T</text:span></text:p>
          </draw:text-box>
        </draw:frame>
        <draw:custom-shape draw:style-name="gr34" draw:text-style-name="P20" draw:layer="layout" svg:width="3cm" svg:height="2.666cm" svg:x="9.963cm" svg:y="20.919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3cm" svg:height="1.427cm" draw:transform="rotate (1.5707963267949) translate (9.815cm 23.778cm)">
          <draw:text-box>
            <text:p text:style-name="P21"><text:span text:style-name="T3">E</text:span><text:span text:style-name="T3">ns</text:span><text:span text:style-name="T3">e</text:span><text:span text:style-name="T3">m</text:span><text:span text:style-name="T3">bl</text:span><text:span text:style-name="T3">e</text:span></text:p>
          </draw:text-box>
        </draw:frame>
        <draw:custom-shape draw:style-name="gr34" draw:text-style-name="P20" draw:layer="layout" svg:width="3cm" svg:height="2.666cm" svg:x="2.763cm" svg:y="15.928cm">
          <text:p/>
          <draw:enhanced-geometry svg:viewBox="0 0 21600 21600" draw:type="rectangle" draw:enhanced-path="M 0 0 L 21600 0 21600 21600 0 21600 0 0 Z N"/>
        </draw:custom-shape>
        <draw:frame draw:style-name="gr29" draw:text-style-name="P22" draw:layer="layout" svg:width="2.116cm" svg:height="0.839cm" draw:transform="rotate (1.5707963267949) translate (2.613cm 18.794cm)">
          <draw:text-box>
            <text:p text:style-name="P21"><text:span text:style-name="T3">RF</text:span></text:p>
          </draw:text-box>
        </draw:frame>
        <draw:custom-shape draw:style-name="gr34" draw:text-style-name="P20" draw:layer="layout" svg:width="3cm" svg:height="2.666cm" svg:x="3.363cm" svg:y="15.528cm">
          <text:p/>
          <draw:enhanced-geometry svg:viewBox="0 0 21600 21600" draw:type="rectangle" draw:enhanced-path="M 0 0 L 21600 0 21600 21600 0 21600 0 0 Z N"/>
        </draw:custom-shape>
        <draw:frame draw:style-name="gr30" draw:text-style-name="P22" draw:layer="layout" svg:width="2.716cm" svg:height="0.839cm" draw:transform="rotate (1.5707963267949) translate (3.214cm 18.378cm)">
          <draw:text-box>
            <text:p text:style-name="P21"><text:span text:style-name="T3">MAXEN</text:span><text:span text:style-name="T3">T</text:span></text:p>
          </draw:text-box>
        </draw:frame>
        <draw:custom-shape draw:style-name="gr34" draw:text-style-name="P20" draw:layer="layout" svg:width="3cm" svg:height="2.666cm" svg:x="3.963cm" svg:y="15.128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3cm" svg:height="1.427cm" draw:transform="rotate (1.5707963267949) translate (3.815cm 17.987cm)">
          <draw:text-box>
            <text:p text:style-name="P21"><text:span text:style-name="T3">Ensem</text:span><text:span text:style-name="T3">ble</text:span></text:p>
          </draw:text-box>
        </draw:frame>
        <draw:custom-shape draw:style-name="gr34" draw:text-style-name="P20" draw:layer="layout" svg:width="3cm" svg:height="2.666cm" svg:x="14.863cm" svg:y="15.928cm">
          <text:p/>
          <draw:enhanced-geometry svg:viewBox="0 0 21600 21600" draw:type="rectangle" draw:enhanced-path="M 0 0 L 21600 0 21600 21600 0 21600 0 0 Z N"/>
        </draw:custom-shape>
        <draw:frame draw:style-name="gr29" draw:text-style-name="P22" draw:layer="layout" svg:width="2.116cm" svg:height="0.839cm" draw:transform="rotate (1.5707963267949) translate (14.713cm 18.794cm)">
          <draw:text-box>
            <text:p text:style-name="P21"><text:span text:style-name="T3">RF</text:span></text:p>
          </draw:text-box>
        </draw:frame>
        <draw:custom-shape draw:style-name="gr34" draw:text-style-name="P20" draw:layer="layout" svg:width="3cm" svg:height="2.666cm" svg:x="15.463cm" svg:y="15.528cm">
          <text:p/>
          <draw:enhanced-geometry svg:viewBox="0 0 21600 21600" draw:type="rectangle" draw:enhanced-path="M 0 0 L 21600 0 21600 21600 0 21600 0 0 Z N"/>
        </draw:custom-shape>
        <draw:frame draw:style-name="gr30" draw:text-style-name="P22" draw:layer="layout" svg:width="2.716cm" svg:height="0.839cm" draw:transform="rotate (1.5707963267949) translate (15.314cm 18.378cm)">
          <draw:text-box>
            <text:p text:style-name="P21"><text:span text:style-name="T3">MAXENT</text:span></text:p>
          </draw:text-box>
        </draw:frame>
        <draw:custom-shape draw:style-name="gr34" draw:text-style-name="P20" draw:layer="layout" svg:width="3cm" svg:height="2.666cm" svg:x="16.063cm" svg:y="15.128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3cm" svg:height="1.427cm" draw:transform="rotate (1.5707963267949) translate (15.915cm 17.987cm)">
          <draw:text-box>
            <text:p text:style-name="P21"><text:span text:style-name="T3">Ensem</text:span><text:span text:style-name="T3">ble</text:span></text:p>
          </draw:text-box>
        </draw:frame>
        <draw:frame draw:style-name="gr31" draw:text-style-name="P23" draw:layer="layout" svg:width="2.3cm" svg:height="0.607cm" svg:x="10.5cm" svg:y="15.425cm">
          <draw:text-box>
            <text:p><text:span text:style-name="T2">Niveau local</text:span></text:p>
          </draw:text-box>
        </draw:frame>
        <draw:frame draw:style-name="gr31" draw:text-style-name="P23" draw:layer="layout" svg:width="2.5cm" svg:height="0.607cm" svg:x="4.5cm" svg:y="15.426cm">
          <draw:text-box>
            <text:p><text:span text:style-name="T2">Niveau </text:span><text:span text:style-name="T2">global</text:span></text:p>
          </draw:text-box>
        </draw:frame>
        <draw:frame draw:style-name="gr35" draw:text-style-name="P23" draw:layer="layout" svg:width="2.55cm" svg:height="0.963cm" svg:x="16.6cm" svg:y="15.426cm">
          <draw:text-box>
            <text:p><text:span text:style-name="T2">Niveau </text:span><text:span text:style-name="T2">habitat</text:span></text:p>
          </draw:text-box>
        </draw:frame>
        <draw:line draw:style-name="gr2" draw:text-style-name="P2" draw:layer="layout" svg:x1="14.785cm" svg:y1="18.683cm" svg:x2="12.5cm" svg:y2="20.9cm">
          <text:p/>
        </draw:line>
        <draw:line draw:style-name="gr2" draw:text-style-name="P2" draw:layer="layout" svg:x1="7cm" svg:y1="18.65cm" svg:x2="10.5cm" svg:y2="20.9cm">
          <text:p/>
        </draw:line>
        <draw:custom-shape draw:style-name="gr9" draw:text-style-name="P8" draw:layer="layout" svg:width="5.945cm" svg:height="1.25cm" svg:x="8.455cm" svg:y="19.065cm">
          <text:p text:style-name="P7"><text:span text:style-name="T6">Aggrégation</text:span></text:p>
          <text:p text:style-name="P7"><text:span text:style-name="T6">Moyenne </text:span><text:span text:style-name="T6">pondérée </text:span><text:span text:style-name="T6">(</text:span><text:span text:style-name="T7">wmean</text:span><text:span text:style-name="T6">)</text:span></text:p>
          <text:p text:style-name="P7"><text:span text:style-name="T6">Habitat &gt; </text:span><text:span text:style-name="T6">Local &gt; </text:span><text:span text:style-name="T6">Global</text:span></text:p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3cm" svg:height="2.666cm" svg:x="8.776cm" svg:y="26.02cm">
          <text:p/>
          <draw:enhanced-geometry svg:viewBox="0 0 21600 21600" draw:type="rectangle" draw:enhanced-path="M 0 0 L 21600 0 21600 21600 0 21600 0 0 Z N"/>
        </draw:custom-shape>
        <draw:frame draw:style-name="gr29" draw:text-style-name="P22" draw:layer="layout" svg:width="2.116cm" svg:height="0.839cm" draw:transform="rotate (1.5707963267949) translate (8.626cm 28.886cm)">
          <draw:text-box>
            <text:p text:style-name="P21"><text:span text:style-name="T3">R</text:span><text:span text:style-name="T3">F</text:span></text:p>
          </draw:text-box>
        </draw:frame>
        <draw:custom-shape draw:style-name="gr36" draw:text-style-name="P20" draw:layer="layout" svg:width="3cm" svg:height="2.666cm" svg:x="9.376cm" svg:y="25.62cm">
          <text:p/>
          <draw:enhanced-geometry svg:viewBox="0 0 21600 21600" draw:type="rectangle" draw:enhanced-path="M 0 0 L 21600 0 21600 21600 0 21600 0 0 Z N"/>
        </draw:custom-shape>
        <draw:frame draw:style-name="gr30" draw:text-style-name="P22" draw:layer="layout" svg:width="2.716cm" svg:height="0.839cm" draw:transform="rotate (1.5707963267949) translate (9.227cm 28.47cm)">
          <draw:text-box>
            <text:p text:style-name="P21"><text:span text:style-name="T3">M</text:span><text:span text:style-name="T3">A</text:span><text:span text:style-name="T3">X</text:span><text:span text:style-name="T3">E</text:span><text:span text:style-name="T3">N</text:span><text:span text:style-name="T3">T</text:span></text:p>
          </draw:text-box>
        </draw:frame>
        <draw:custom-shape draw:style-name="gr36" draw:text-style-name="P20" draw:layer="layout" svg:width="3cm" svg:height="2.666cm" svg:x="9.976cm" svg:y="25.22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3cm" svg:height="1.427cm" draw:transform="rotate (1.5707963267949) translate (9.828cm 28.079cm)">
          <draw:text-box>
            <text:p text:style-name="P21"><text:span text:style-name="T3">E</text:span><text:span text:style-name="T3">ns</text:span><text:span text:style-name="T3">e</text:span><text:span text:style-name="T3">m</text:span><text:span text:style-name="T3">bl</text:span><text:span text:style-name="T3">e</text:span></text:p>
          </draw:text-box>
        </draw:frame>
        <draw:line draw:style-name="gr2" draw:text-style-name="P2" draw:layer="layout" svg:x1="11.426cm" svg:y1="24.394cm" svg:x2="11.426cm" svg:y2="25.25cm">
          <text:p/>
        </draw:line>
        <draw:custom-shape draw:style-name="gr37" draw:text-style-name="P8" draw:layer="layout" svg:width="3.945cm" svg:height="0.5cm" svg:x="9.437cm" svg:y="24.5cm">
          <text:p text:style-name="P7"><text:span text:style-name="T6">Seuil </text:span><text:span text:style-name="T6">optimal</text:span></text:p>
          <draw:enhanced-geometry svg:viewBox="0 0 21600 21600" draw:type="rectangle" draw:enhanced-path="M 0 0 L 21600 0 21600 21600 0 21600 0 0 Z N"/>
        </draw:custom-shape>
        <draw:frame draw:style-name="gr38" draw:text-style-name="P12" draw:layer="layout" svg:width="1.4cm" svg:height="0.683cm" svg:x="13.4cm" svg:y="24.4cm">
          <draw:text-box>
            <text:p text:style-name="P11"><text:span text:style-name="T6">TS</text:span><text:span text:style-name="T6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6T17:45:30.315464348</meta:creation-date>
    <dc:date>2023-07-16T20:56:08.959858447</dc:date>
    <meta:editing-duration>PT22M41S</meta:editing-duration>
    <meta:editing-cycles>7</meta:editing-cycles>
    <meta:generator>LibreOffice/7.3.7.2$Linux_X86_64 LibreOffice_project/30$Build-2</meta:generator>
    <meta:document-statistic meta:object-count="98"/>
  </office:meta>
</office:document-meta>
</file>